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Inter" svg:font-family="Inter, apple-system, BlinkMacSystemFont, 'Segoe UI', Roboto, Oxygen, Ubuntu, Cantarell, sans-serif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0eb5f2" officeooo:paragraph-rsid="001eb9c9" style:font-weight-asian="bold" style:font-weight-complex="bold"/>
    </style:style>
    <style:style style:name="P2" style:family="paragraph" style:parent-style-name="Standard">
      <style:text-properties fo:font-weight="bold" officeooo:rsid="000eb5f2" officeooo:paragraph-rsid="002047ab" style:font-weight-asian="bold" style:font-weight-complex="bold"/>
    </style:style>
    <style:style style:name="P3" style:family="paragraph" style:parent-style-name="Standard">
      <style:text-properties fo:font-weight="bold" officeooo:rsid="000b0cbe" officeooo:paragraph-rsid="001eb9c9" style:font-weight-asian="bold" style:font-weight-complex="bold"/>
    </style:style>
    <style:style style:name="P4" style:family="paragraph" style:parent-style-name="Standard">
      <style:text-properties fo:font-weight="bold" officeooo:rsid="002047ab" officeooo:paragraph-rsid="002047ab" style:font-weight-asian="bold" style:font-weight-complex="bold"/>
    </style:style>
    <style:style style:name="P5" style:family="paragraph" style:parent-style-name="Standard">
      <style:text-properties officeooo:rsid="000b0cbe" officeooo:paragraph-rsid="001eb9c9"/>
    </style:style>
    <style:style style:name="P6" style:family="paragraph" style:parent-style-name="Standard">
      <style:text-properties officeooo:paragraph-rsid="001eb9c9"/>
    </style:style>
    <style:style style:name="P7" style:family="paragraph" style:parent-style-name="Standard">
      <style:text-properties fo:font-weight="normal" officeooo:rsid="000eb5f2" officeooo:paragraph-rsid="001eb9c9" style:font-weight-asian="normal" style:font-weight-complex="normal"/>
    </style:style>
    <style:style style:name="P8" style:family="paragraph" style:parent-style-name="Frame_20_contents">
      <style:text-properties officeooo:paragraph-rsid="002047ab"/>
    </style:style>
    <style:style style:name="P9" style:family="paragraph" style:parent-style-name="Fram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Inter" fo:font-size="10pt" fo:letter-spacing="normal" fo:font-style="normal" fo:font-weight="normal" style:font-size-asian="10pt" style:font-size-complex="10pt"/>
    </style:style>
    <style:style style:name="P10" style:family="paragraph" style:parent-style-name="Frame_20_contents">
      <style:text-properties officeooo:rsid="0023366f" officeooo:paragraph-rsid="0023366f"/>
    </style:style>
    <style:style style:name="P11" style:family="paragraph" style:parent-style-name="Standard">
      <style:text-properties fo:font-weight="bold" officeooo:rsid="002047ab" officeooo:paragraph-rsid="002047ab" style:font-weight-asian="bold" style:font-weight-complex="bold"/>
    </style:style>
    <style:style style:name="P12" style:family="paragraph" style:parent-style-name="Standard">
      <style:text-properties fo:font-weight="normal" officeooo:rsid="0023366f" officeooo:paragraph-rsid="0023366f" style:font-weight-asian="normal" style:font-weight-complex="normal"/>
    </style:style>
    <style:style style:name="P13" style:family="paragraph" style:parent-style-name="Standard">
      <style:text-properties fo:font-weight="normal" officeooo:rsid="000eb5f2" officeooo:paragraph-rsid="0023366f" style:font-weight-asian="normal" style:font-weight-complex="normal"/>
    </style:style>
    <style:style style:name="P14" style:family="paragraph" style:parent-style-name="Standard">
      <style:text-properties fo:font-weight="normal" officeooo:rsid="002047ab" officeooo:paragraph-rsid="002047ab" style:font-weight-asian="normal" style:font-weight-complex="normal"/>
    </style:style>
    <style:style style:name="P15" style:family="paragraph" style:parent-style-name="Standard">
      <style:text-properties fo:font-weight="normal" officeooo:rsid="002047ab" officeooo:paragraph-rsid="0023366f" style:font-weight-asian="normal" style:font-weight-complex="normal"/>
    </style:style>
    <style:style style:name="P16" style:family="paragraph" style:parent-style-name="Standard">
      <style:text-properties fo:font-weight="normal" officeooo:rsid="0012d92d" officeooo:paragraph-rsid="0023366f" style:font-weight-asian="normal" style:font-weight-complex="normal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d3d4"/>
    </style:style>
    <style:style style:name="T3" style:family="text">
      <style:text-properties officeooo:rsid="001eb9c9"/>
    </style:style>
    <style:style style:name="T4" style:family="text">
      <style:text-properties officeooo:rsid="002047ab"/>
    </style:style>
    <style:style style:name="T5" style:family="text">
      <style:text-properties officeooo:rsid="0023366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53cm" fo:min-width="2.8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953cm" fo:min-width="2.6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005cm" fo:min-width="3.7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191cm" fo:min-width="4.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191cm" fo:min-width="4.2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323cm" fo:min-width="6.5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349cm" fo:min-width="3.5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217cm" fo:min-width="5.66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1.746cm" fo:min-width="3.7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561cm" fo:min-width="3.2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376cm" fo:min-width="3.38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402cm" fo:min-width="3.3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1.111cm" fo:min-width="3.8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textarea-horizontal-align="justify" draw:textarea-vertical-align="middle" draw:auto-grow-height="false" fo:min-height="1.64cm" fo:min-width="5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textarea-horizontal-align="justify" draw:textarea-vertical-align="middle" draw:auto-grow-height="false" fo:min-height="0.953cm" fo:min-width="3.8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textarea-horizontal-align="justify" draw:textarea-vertical-align="middle" draw:auto-grow-height="false" fo:min-height="1.799cm" fo:min-width="4.7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textarea-horizontal-align="justify" draw:textarea-vertical-align="middle" draw:auto-grow-height="false" fo:min-height="1.468cm" fo:min-width="5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textarea-horizontal-align="justify" draw:textarea-vertical-align="middle" draw:auto-grow-height="false" fo:min-height="1.191cm" fo:min-width="5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textarea-horizontal-align="justify" draw:textarea-vertical-align="middle" draw:auto-grow-height="false" fo:min-height="1.164cm" fo:min-width="3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ое занятие № <text:span text:style-name="T3">4</text:span></text:p>
      <text:p text:style-name="P5"/>
      <text:p text:style-name="P5"><text:span text:style-name="T1">Тема</text:span>: Составление программ циклической структуры в IDE PyCharm Community.</text:p>
      <text:p text:style-name="P5"><text:s/></text:p>
      <text:p text:style-name="P5"><text:span text:style-name="T1">Цель</text:span>: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P5"/>
      <text:p text:style-name="P5"><text:span text:style-name="T1">Постановка задачи</text:span>.</text:p>
      <text:p text:style-name="P5">Разработать программу, выводящую в порядке убывания все целые числа и выводящую наибольшее из целых чисел K.</text:p>
      <text:p text:style-name="P5"/>
      <text:p text:style-name="P5"><text:span text:style-name="T1">Тип алгоритма</text:span>: <text:s/><text:span text:style-name="T2">циклический</text:span></text:p>
      <text:p text:style-name="P5"/>
      <text:p text:style-name="P2">Блок схема программы задачи №1:</text:p>
      <text:p text:style-name="P2"/>
      <text:p text:style-name="P2"><draw:custom-shape text:anchor-type="paragraph" draw:z-index="0" draw:name="Фигура 1" draw:style-name="gr21" svg:width="3.996cm" svg:height="1.165cm" svg:x="5.085cm" svg:y="0.095cm"><text:p text:style-name="P8"><text:span text:style-name="T4">Начало</text:span>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5" draw:name="Вертикальная линия 1" draw:style-name="gr14" draw:text-style-name="P17" svg:x1="6.937cm" svg:y1="0.286cm" svg:x2="6.937cm" svg:y2="0.842cm"><text:p/></draw:line></text:p>
      <text:p text:style-name="P2"><draw:custom-shape text:anchor-type="paragraph" draw:z-index="7" draw:name="Фигура 2" draw:style-name="gr17" svg:width="3.837cm" svg:height="0.953cm" svg:x="5.191cm" svg:y="0.355cm"><text:p text:style-name="P8"><text:span text:style-name="T4">Ввод A и B</text:span>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10" draw:name="Линия 1" draw:style-name="gr14" draw:text-style-name="P17" svg:x1="7.017cm" svg:y1="0.333cm" svg:x2="7.043cm" svg:y2="1.259cm"><text:p/></draw:line></text:p>
      <text:p text:style-name="P2"/>
      <text:p text:style-name="P2"><draw:custom-shape text:anchor-type="paragraph" draw:z-index="11" draw:name="Фигура 3" draw:style-name="gr15" svg:width="3.89cm" svg:height="1.112cm" svg:x="5.218cm" svg:y="0.286cm"><text:p text:style-name="P8"><text:span text:style-name="T4">A &lt; B?</text:span>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12" draw:name="Вертикальная линия 2" draw:style-name="gr14" draw:text-style-name="P17" svg:x1="7.123cm" svg:y1="0.423cm" svg:x2="7.123cm" svg:y2="1.534cm"><text:p/></draw:line></text:p>
      <text:p text:style-name="P2"/>
      <text:p text:style-name="P2"/>
      <text:p text:style-name="P2"><draw:custom-shape text:anchor-type="paragraph" draw:z-index="1" draw:name="Фигура 4" draw:style-name="gr20" svg:width="5.583cm" svg:height="1.191cm" svg:x="4.517cm" svg:y="0.101cm"><text:p text:style-name="P9">A должно быть меньше B.</text:p><draw:enhanced-geometry svg:viewBox="0 0 21600 21600" draw:type="rectangle" draw:enhanced-path="M 0 0 L 21600 0 21600 21600 0 21600 0 0 Z N"/></draw:custom-shape></text:p>
      <text:p text:style-name="P2"/>
      <text:p text:style-name="P2"><draw:line text:anchor-type="paragraph" draw:z-index="2" draw:name="Линия 2" draw:style-name="gr14" draw:text-style-name="P17" svg:x1="7.308cm" svg:y1="0.291cm" svg:x2="7.334cm" svg:y2="1.085cm"><text:p/></draw:line></text:p>
      <text:p text:style-name="P2"/>
      <text:p text:style-name="P2"><draw:custom-shape text:anchor-type="paragraph" draw:z-index="6" draw:name="Фигура 5" draw:style-name="gr18" svg:width="4.763cm" svg:height="1.8cm" svg:x="5.059cm" svg:y="0.111cm"><text:p text:style-name="P9">numbers = list(range(A + 1, B))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line text:anchor-type="paragraph" draw:z-index="8" draw:name="Линия 3" draw:style-name="gr14" draw:text-style-name="P17" svg:x1="7.281cm" svg:y1="0.45cm" svg:x2="7.255cm" svg:y2="1.429cm"><text:p/></draw:line></text:p>
      <text:p text:style-name="P2"/>
      <text:p text:style-name="P2"><draw:custom-shape text:anchor-type="paragraph" draw:z-index="3" draw:name="Фигура 6" draw:style-name="gr19" svg:width="5.848cm" svg:height="1.468cm" svg:x="4.729cm" svg:y="0.455cm"><text:p text:style-name="P9">print("Количество чисел:", len(numbers))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><draw:line text:anchor-type="paragraph" draw:z-index="4" draw:name="Линия 4" draw:style-name="gr14" draw:text-style-name="P17" svg:x1="7.44cm" svg:y1="0.265cm" svg:x2="7.493cm" svg:y2="1.297cm"><text:p/></draw:line></text:p>
      <text:p text:style-name="P2"/>
      <text:p text:style-name="P2"><draw:custom-shape text:anchor-type="paragraph" draw:z-index="9" draw:name="Фигура 7" draw:style-name="gr16" svg:width="5.425cm" svg:height="1.641cm" svg:x="4.9cm" svg:y="0.323cm"><text:p text:style-name="P10">Конец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Текст программы:</text:p>
      <text:p text:style-name="P7">def print_numbers_between(A, B):</text:p>
      <text:p text:style-name="P7"><text:s text:c="4"/># Проверяем, что A меньше B</text:p>
      <text:p text:style-name="P7"><text:s text:c="4"/>if A &gt;= B:</text:p>
      <text:p text:style-name="P7"><text:s text:c="8"/>print("А должно бы меньше B.")</text:p>
      <text:p text:style-name="P7"><text:s text:c="8"/>return</text:p>
      <text:p text:style-name="P7"/>
      <text:p text:style-name="P7"><text:s text:c="4"/># Создаем список чисел между A и B (не включая A и B).</text:p>
      <text:p text:style-name="P7"><text:s text:c="4"/>numbers = list(range(A + 1, B))</text:p>
      <text:p text:style-name="P7"/>
      <text:p text:style-name="P7"><text:s text:c="4"/># Выводим числа в порядке убывания.</text:p>
      <text:p text:style-name="P7"><text:s text:c="4"/>for number in reversed(numbers):</text:p>
      <text:p text:style-name="P7"><text:s text:c="8"/>print(number)</text:p>
      <text:p text:style-name="P7"/>
      <text:p text:style-name="P7"><text:s text:c="4"/># Выводим количество чисел</text:p>
      <text:p text:style-name="P7"><text:s text:c="4"/>print("Количество чисел:", len(numbers))</text:p>
      <text:p text:style-name="P7"/>
      <text:p text:style-name="P7"/>
      <text:p text:style-name="P7"># Пример использования функции</text:p>
      <text:p text:style-name="P7"/>
      <text:p text:style-name="P7">A = 3</text:p>
      <text:p text:style-name="P7">B = 10</text:p>
      <text:p text:style-name="P7">print_numbers_between(A, B)</text:p>
      <text:p text:style-name="P7"/>
      <text:p text:style-name="P4">Протокол программы задачи №1:</text:p>
      <text:p text:style-name="P12">6</text:p>
      <text:p text:style-name="P13">Программа успешно завершена! </text:p>
      <text:p text:style-name="P13">Process finished with exit code 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Блок схема задачи №2:</text:p>
      <text:p text:style-name="P4"><draw:custom-shape text:anchor-type="paragraph" draw:z-index="13" draw:name="Фигура 8" draw:style-name="gr13" svg:width="3.335cm" svg:height="1.403cm" svg:x="4.491cm" svg:y="0.404cm"><text:p><text:s text:c="7"/>Начало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25" draw:name="Вертикальная линия 3" draw:style-name="gr1" draw:text-style-name="P17" svg:x1="6.237cm" svg:y1="0.346cm" svg:x2="6.237cm" svg:y2="1.14cm"><text:p/></draw:line></text:p>
      <text:p text:style-name="P4"/>
      <text:p text:style-name="P4"><draw:custom-shape text:anchor-type="paragraph" draw:z-index="14" draw:name="Фигура 9" draw:style-name="gr12" svg:width="3.387cm" svg:height="1.377cm" svg:x="4.464cm" svg:y="0.166cm"><text:p><text:s text:c="8"/>Ввод N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26" draw:name="Линия 5" draw:style-name="gr1" draw:text-style-name="P17" svg:x1="6.131cm" svg:y1="0.081cm" svg:x2="6.157cm" svg:y2="1.351cm"><text:p/></draw:line></text:p>
      <text:p text:style-name="P4"/>
      <text:p text:style-name="P4"><draw:custom-shape text:anchor-type="paragraph" draw:z-index="15" draw:name="Фигура 10" draw:style-name="gr11" svg:width="3.202cm" svg:height="1.562cm" svg:x="4.597cm" svg:y="0.377cm"><text:p><text:s text:c="8"/>N&lt;= 1?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27" draw:name="Линия 6" draw:style-name="gr1" draw:text-style-name="P17" svg:x1="6.396cm" svg:y1="0.478cm" svg:x2="6.422cm" svg:y2="1.51cm"><text:p/></draw:line></text:p>
      <text:p text:style-name="P4"/>
      <text:p text:style-name="P4"/>
      <text:p text:style-name="P4"><draw:custom-shape text:anchor-type="paragraph" draw:z-index="16" draw:name="Фигура 11" draw:style-name="gr10" svg:width="3.705cm" svg:height="1.747cm" svg:x="4.544cm" svg:y="0.049cm"><text:p>K = 0, current_sum=0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28" draw:name="Линия 7" draw:style-name="gr1" draw:text-style-name="P17" svg:x1="6.502cm" svg:y1="0.335cm" svg:x2="6.528cm" svg:y2="1.261cm"><text:p/></draw:line></text:p>
      <text:p text:style-name="P4"/>
      <text:p text:style-name="P4"><draw:custom-shape text:anchor-type="paragraph" draw:z-index="17" draw:name="Фигура 12" draw:style-name="gr9" svg:width="5.663cm" svg:height="1.218cm" svg:x="3.724cm" svg:y="0.288cm"><text:p><text:s text:c="8"/>Пока current_sum &lt; N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29" draw:name="Вертикальная линия 4" draw:style-name="gr1" draw:text-style-name="P17" svg:x1="6.634cm" svg:y1="0.044cm" svg:x2="6.634cm" svg:y2="0.917cm"><text:p/></draw:line></text:p>
      <text:p text:style-name="P4"><draw:custom-shape text:anchor-type="paragraph" draw:z-index="18" draw:name="Фигура 13" draw:style-name="gr8" svg:width="3.52cm" svg:height="1.35cm" svg:x="4.861cm" svg:y="0.43cm"><text:p><text:s text:c="7"/>K = K + 1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30" draw:name="Линия 8" draw:style-name="gr1" draw:text-style-name="P17" svg:x1="6.713cm" svg:y1="0.319cm" svg:x2="6.766cm" svg:y2="1.324cm"><text:p/></draw:line></text:p>
      <text:p text:style-name="P4"/>
      <text:p text:style-name="P4"><draw:custom-shape text:anchor-type="paragraph" draw:z-index="19" draw:name="Фигура 14" draw:style-name="gr7" svg:width="6.51cm" svg:height="1.324cm" svg:x="3.485cm" svg:y="0.351cm"><text:p><text:s text:c="4"/>current_sum= current_sum + K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31" draw:name="Вертикальная линия 5" draw:style-name="gr1" draw:text-style-name="P17" svg:x1="6.846cm" svg:y1="0.213cm" svg:x2="6.846cm" svg:y2="0.98cm"><text:p/></draw:line></text:p>
      <text:p text:style-name="P4"/>
      <text:p text:style-name="P4"><draw:custom-shape text:anchor-type="paragraph" draw:z-index="20" draw:name="Фигура 15" draw:style-name="gr6" svg:width="4.261cm" svg:height="1.191cm" svg:x="4.729cm" svg:y="0.007cm"><text:p><text:s text:c="7"/>Конец цикла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32" draw:name="Линия 9" draw:style-name="gr1" draw:text-style-name="P17" svg:x1="6.925cm" svg:y1="0.224cm" svg:x2="6.899cm" svg:y2="0.912cm"><text:p/></draw:line></text:p>
      <text:p text:style-name="P4"><draw:custom-shape text:anchor-type="paragraph" draw:z-index="21" draw:name="Фигура 16" draw:style-name="gr5" svg:width="4.71cm" svg:height="1.191cm" svg:x="4.597cm" svg:y="0.425cm"><text:p><text:s text:c="4"/>Вывод результата</text:p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><draw:line text:anchor-type="paragraph" draw:z-index="33" draw:name="Линия 10" draw:style-name="gr1" draw:text-style-name="P17" svg:x1="6.925cm" svg:y1="0.155cm" svg:x2="6.899cm" svg:y2="0.896cm"><text:p/></draw:line></text:p>
      <text:p text:style-name="P4"><draw:custom-shape text:anchor-type="paragraph" draw:z-index="22" draw:name="Фигура 17" draw:style-name="gr4" svg:width="3.731cm" svg:height="1.006cm" svg:x="5.073cm" svg:y="0.409cm"><text:p><text:s text:c="2"/>Наибольшее K: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34" draw:name="Линия 11" draw:style-name="gr1" draw:text-style-name="P17" svg:x1="7.004cm" svg:y1="1.076cm" svg:x2="6.978cm" svg:y2="0.441cm"><text:p/></draw:line></text:p>
      <text:p text:style-name="P4"/>
      <text:p text:style-name="P4"><draw:custom-shape text:anchor-type="paragraph" draw:z-index="23" draw:name="Фигура 18" draw:style-name="gr3" svg:width="2.647cm" svg:height="0.953cm" svg:x="5.681cm" svg:y="0.102cm"><text:p>current_sum</text:p><draw:enhanced-geometry svg:viewBox="0 0 21600 21600" draw:type="rectangle" draw:enhanced-path="M 0 0 L 21600 0 21600 21600 0 21600 0 0 Z N"/></draw:custom-shape></text:p>
      <text:p text:style-name="P4"/>
      <text:p text:style-name="P4"><draw:line text:anchor-type="paragraph" draw:z-index="35" draw:name="Линия 12" draw:style-name="gr1" draw:text-style-name="P17" svg:x1="7.137cm" svg:y1="0.081cm" svg:x2="7.163cm" svg:y2="0.901cm"><text:p/></draw:line></text:p>
      <text:p text:style-name="P4"><draw:custom-shape text:anchor-type="paragraph" draw:z-index="24" draw:name="Фигура 19" draw:style-name="gr2" svg:width="2.858cm" svg:height="0.953cm" svg:x="5.681cm" svg:y="0.415cm"><text:p>Конец</text:p><draw:enhanced-geometry svg:viewBox="0 0 21600 21600" draw:type="rectangle" draw:enhanced-path="M 0 0 L 21600 0 21600 21600 0 21600 0 0 Z N"/></draw:custom-shape></text:p>
      <text:p text:style-name="P4"/>
      <text:p text:style-name="P4"><text:soft-page-break/></text:p>
      <text:p text:style-name="P4">Текст программы задачи №2:</text:p>
      <text:p text:style-name="P14">def find_max_k(N):</text:p>
      <text:p text:style-name="P14"><text:s text:c="4"/># Проверяем,что N больше 1</text:p>
      <text:p text:style-name="P14"><text:s text:c="4"/>if N &lt;= 1:</text:p>
      <text:p text:style-name="P14"><text:s text:c="8"/>print("N должно быть больше 1.")</text:p>
      <text:p text:style-name="P14"><text:s text:c="8"/>return</text:p>
      <text:p text:style-name="P14"/>
      <text:p text:style-name="P14"><text:s text:c="4"/># Инициализируем переменные.</text:p>
      <text:p text:style-name="P14"><text:s text:c="4"/>K = 0</text:p>
      <text:p text:style-name="P14"><text:s text:c="4"/>current_sum = 0</text:p>
      <text:p text:style-name="P14"/>
      <text:p text:style-name="P14"><text:s text:c="4"/># Находим K, увеличивая его до тех пор, пока сумма не станет больше или равна N</text:p>
      <text:p text:style-name="P14"><text:s text:c="4"/>while current_sum &lt; N:</text:p>
      <text:p text:style-name="P14"><text:s text:c="8"/>K += 1</text:p>
      <text:p text:style-name="P14"><text:s text:c="8"/>current_sum += K</text:p>
      <text:p text:style-name="P14"/>
      <text:p text:style-name="P14"><text:s text:c="4"/># Выводим результат</text:p>
      <text:p text:style-name="P14"><text:s text:c="4"/>print("Наибольшее K:", K)</text:p>
      <text:p text:style-name="P14"><text:s text:c="4"/>print("Сумма от 1 до K:", current_sum)</text:p>
      <text:p text:style-name="P14"/>
      <text:p text:style-name="P14"/>
      <text:p text:style-name="P14"># Пример использования функции.</text:p>
      <text:p text:style-name="P14"/>
      <text:p text:style-name="P14">N = 15</text:p>
      <text:p text:style-name="P14">find_max_k(N) </text:p>
      <text:p text:style-name="P4"/>
      <text:p text:style-name="P4">Протокол программы задачи №2:</text:p>
      <text:p text:style-name="P14">Наибольшее K: 5</text:p>
      <text:p text:style-name="P14">Сумма от 1 до K: 15</text:p>
      <text:p text:style-name="P13">Программа успешно завершена! </text:p>
      <text:p text:style-name="P13">Process finished with exit code 0</text:p>
      <text:p text:style-name="P15"/>
      <text:p text:style-name="P4"/>
      <text:p text:style-name="P4">Вывод:</text:p>
      <text:p text:style-name="P16">В процессе выполнения практического занятия выработал(а) навыки составления программ циклической структуры в IDE PyCharm Community. Были использованы языковые конструкции <text:s/><text:span text:style-name="T5">def</text:span>, <text:span text:style-name="T5">while</text:span>, if. Выполнены разработка кода, отладка, тестирование, оптимизация программного кода. Готовые программные коды выложены на GitHub.</text:p>
      <text:p text:style-name="P1"/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Inter" svg:font-family="Inter, apple-system, BlinkMacSystemFont, 'Segoe UI', Roboto, Oxygen, Ubuntu, Cantarell, sans-serif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12-18T13:38:55.039463815</dc:date>
    <meta:editing-cycles>3</meta:editing-cycles>
    <meta:editing-duration>PT30M23S</meta:editing-duration>
    <meta:document-statistic meta:table-count="0" meta:image-count="0" meta:object-count="0" meta:page-count="5" meta:paragraph-count="63" meta:word-count="305" meta:character-count="2109" meta:non-whitespace-character-count="1732"/>
    <meta:user-defined meta:name="Поле 1"/>
    <meta:user-defined meta:name="Поле 2"/>
    <meta:user-defined meta:name="Поле 3"/>
    <meta:user-defined meta:name="Поле 4"/>
  </office:meta>
</office:document-meta>
</file>